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071cm" svg:y="21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683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374cm 18.4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0.985cm" svg:y="17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271cm" svg:y1="16.435cm" svg:x2="13.271cm" svg:y2="16.435cm">
          <text:p/>
        </draw:line>
        <draw:line draw:style-name="gr5" draw:text-style-name="P3" draw:layer="layout" svg:x1="14.518cm" svg:y1="17.705cm" svg:x2="13.296cm" svg:y2="18.41cm">
          <text:p/>
        </draw:line>
        <draw:g>
          <draw:polygon draw:style-name="gr6" draw:text-style-name="P4" draw:layer="layout" svg:width="1.493cm" svg:height="1.167cm" svg:x="9.862cm" svg:y="17.451cm" svg:viewBox="0 0 1494 1168" draw:points="0,458 132,229 264,0 1494,709 1362,939 1229,1168">
            <text:p/>
          </draw:polygon>
        </draw:g>
        <draw:line draw:style-name="gr5" draw:text-style-name="P3" draw:layer="layout" svg:x1="12.255cm" svg:y1="21.58cm" svg:x2="12.255cm" svg:y2="20.169cm">
          <text:p/>
        </draw:line>
        <draw:line draw:style-name="gr4" draw:text-style-name="P3" draw:layer="layout" svg:x1="7.296cm" svg:y1="21.168cm" svg:x2="7.296cm" svg:y2="21.168cm">
          <text:p/>
        </draw:line>
        <draw:custom-shape draw:style-name="gr7" draw:text-style-name="P5" draw:layer="layout" svg:width="2.54cm" svg:height="2.54cm" svg:x="4.473cm" svg:y="21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085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387cm" svg:y="17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673cm" svg:y1="16.435cm" svg:x2="6.673cm" svg:y2="16.435cm">
          <text:p/>
        </draw:line>
        <draw:line draw:style-name="gr5" draw:text-style-name="P3" draw:layer="layout" svg:x1="7.92cm" svg:y1="17.705cm" svg:x2="6.698cm" svg:y2="18.41cm">
          <text:p/>
        </draw:line>
        <draw:g>
          <draw:polygon draw:style-name="gr6" draw:text-style-name="P4" draw:layer="layout" svg:width="1.493cm" svg:height="1.167cm" svg:x="3.264cm" svg:y="17.451cm" svg:viewBox="0 0 1494 1168" draw:points="0,458 132,229 264,0 1494,709 1362,939 1229,1168">
            <text:p/>
          </draw:polygon>
        </draw:g>
        <draw:line draw:style-name="gr5" draw:text-style-name="P3" draw:layer="layout" svg:x1="5.657cm" svg:y1="21.58cm" svg:x2="5.657cm" svg:y2="20.169cm">
          <text:p/>
        </draw:line>
        <draw:line draw:style-name="gr4" draw:text-style-name="P3" draw:layer="layout" svg:x1="0.873cm" svg:y1="19.568cm" svg:x2="0.873cm" svg:y2="19.568cm">
          <text:p/>
        </draw:line>
        <draw:g>
          <draw:polygon draw:style-name="gr6" draw:text-style-name="P4" draw:layer="layout" svg:width="1.493cm" svg:height="1.167cm" svg:x="16.607cm" svg:y="17.451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7.887cm" svg:y="17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8.962cm" svg:y1="19.751cm" svg:x2="8.962cm" svg:y2="18.34cm">
          <text:p/>
        </draw:line>
        <draw:custom-shape draw:style-name="gr7" draw:text-style-name="P5" draw:layer="layout" svg:width="2.54cm" svg:height="2.54cm" svg:x="7.692cm" svg:y="19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8.962cm" svg:y1="15.839cm" svg:x2="8.962cm" svg:y2="14.428cm">
          <text:p/>
        </draw:line>
        <draw:custom-shape draw:style-name="gr2" draw:text-style-name="P2" draw:layer="layout" svg:width="2.54cm" svg:height="2.54cm" svg:x="7.684cm" svg:y="11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547cm" svg:y1="15.326cm" svg:x2="10.547cm" svg:y2="15.326cm">
          <text:p/>
        </draw:line>
        <draw:line draw:style-name="gr4" draw:text-style-name="P3" draw:layer="layout" svg:x1="9.924cm" svg:y1="10.593cm" svg:x2="9.924cm" svg:y2="10.593cm">
          <text:p/>
        </draw:line>
        <draw:line draw:style-name="gr5" draw:text-style-name="P3" draw:layer="layout" svg:x1="11.225cm" svg:y1="11.92cm" svg:x2="10.003cm" svg:y2="12.625cm">
          <text:p/>
        </draw:line>
        <draw:g>
          <draw:polygon draw:style-name="gr6" draw:text-style-name="P4" draw:layer="layout" svg:width="1.493cm" svg:height="1.167cm" svg:x="6.549cm" svg:y="11.711cm" svg:viewBox="0 0 1494 1168" draw:points="0,458 132,229 264,0 1494,709 1362,939 1229,1168">
            <text:p/>
          </draw:polygon>
        </draw:g>
        <draw:line draw:style-name="gr4" draw:text-style-name="P3" draw:layer="layout" svg:x1="4.124cm" svg:y1="13.726cm" svg:x2="4.124cm" svg:y2="13.726cm">
          <text:p/>
        </draw:line>
        <draw:line draw:style-name="gr5" draw:text-style-name="P3" draw:layer="layout" svg:x1="8.962cm" svg:y1="11.979cm" svg:x2="8.962cm" svg:y2="10.568cm">
          <text:p/>
        </draw:line>
        <draw:custom-shape draw:style-name="gr8" draw:text-style-name="P5" draw:layer="layout" svg:width="2.54cm" svg:height="2.54cm" svg:x="7.692cm" svg:y="8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0.982cm" svg:y="10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draw:transform="rotate (-1.0471975511966) translate (16.024cm 11.5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005cm" svg:y1="10.887cm" svg:x2="15.005cm" svg:y2="10.887cm">
          <text:p/>
        </draw:line>
        <draw:line draw:style-name="gr5" draw:text-style-name="P3" draw:layer="layout" svg:x1="14.506cm" svg:y1="12.678cm" svg:x2="13.284cm" svg:y2="11.972cm">
          <text:p/>
        </draw:line>
        <draw:g>
          <draw:polygon draw:style-name="gr6" draw:text-style-name="P4" draw:layer="layout" svg:width="1.493cm" svg:height="1.167cm" draw:transform="rotate (-1.0471975511966) translate (12.4028225989096cm 8.52324996702189cm)" svg:viewBox="0 0 1494 1168" draw:points="0,458 132,229 264,0 1494,709 1362,939 1229,1168">
            <text:p/>
          </draw:polygon>
        </draw:g>
        <draw:line draw:style-name="gr4" draw:text-style-name="P3" draw:layer="layout" svg:x1="9.392cm" svg:y1="7.43cm" svg:x2="9.392cm" svg:y2="7.43cm">
          <text:p/>
        </draw:line>
        <draw:line draw:style-name="gr5" draw:text-style-name="P3" draw:layer="layout" svg:x1="13.323cm" svg:y1="10.747cm" svg:x2="14.545cm" svg:y2="10.041cm">
          <text:p/>
        </draw:line>
        <draw:custom-shape draw:style-name="gr8" draw:text-style-name="P5" draw:layer="layout" svg:width="2.54cm" svg:height="2.54cm" draw:transform="rotate (-1.0471975511966) translate (16.11cm 7.6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4.33cm" svg:y="10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4.345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041cm" svg:y="1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828cm" svg:y1="9.148cm" svg:x2="3.828cm" svg:y2="9.148cm">
          <text:p/>
        </draw:line>
        <draw:line draw:style-name="gr5" draw:text-style-name="P3" draw:layer="layout" svg:x1="5.627cm" svg:y1="8.685cm" svg:x2="5.627cm" svg:y2="10.096cm">
          <text:p/>
        </draw:line>
        <draw:g>
          <draw:polygon draw:style-name="gr6" draw:text-style-name="P4" draw:layer="layout" svg:width="1.493cm" svg:height="1.167cm" draw:transform="rotate (1.0471975511966) translate (3.10858643786699cm 12.6302947895133cm)" svg:viewBox="0 0 1494 1168" draw:points="0,458 132,229 264,0 1494,709 1362,939 1229,1168">
            <text:p/>
          </draw:polygon>
        </draw:g>
        <draw:line draw:style-name="gr5" draw:text-style-name="P3" draw:layer="layout" svg:x1="4.592cm" svg:y1="10.675cm" svg:x2="3.37cm" svg:y2="9.969cm">
          <text:p/>
        </draw:line>
        <draw:custom-shape draw:style-name="gr8" draw:text-style-name="P5" draw:layer="layout" svg:width="2.54cm" svg:height="2.54cm" svg:x="1.033cm" svg:y="8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9.407cm" svg:y1="7.452cm" svg:x2="9.407cm" svg:y2="7.452cm">
          <text:p/>
        </draw:line>
        <draw:custom-shape draw:style-name="gr2" draw:text-style-name="P2" draw:layer="layout" svg:width="2.54cm" svg:height="2.54cm" draw:transform="rotate (0.000174532925198282) translate (10.972cm 6.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draw:transform="rotate (-1.0471975511966) translate (16.03cm 3.8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draw:transform="rotate (-1.0471975511966) translate (9.423cm 3.8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223cm" svg:y1="4.907cm" svg:x2="13.223cm" svg:y2="4.907cm">
          <text:p/>
        </draw:line>
        <draw:line draw:style-name="gr5" draw:text-style-name="P3" draw:layer="layout" svg:x1="14.524cm" svg:y1="6.233cm" svg:x2="13.302cm" svg:y2="6.939cm">
          <text:p/>
        </draw:line>
        <draw:g>
          <draw:polygon draw:style-name="gr6" draw:text-style-name="P4" draw:layer="layout" svg:width="1.493cm" svg:height="1.167cm" svg:x="9.848cm" svg:y="6.025cm" svg:viewBox="0 0 1494 1168" draw:points="0,458 132,229 264,0 1494,709 1362,939 1229,1168">
            <text:p/>
          </draw:polygon>
        </draw:g>
        <draw:line draw:style-name="gr5" draw:text-style-name="P3" draw:layer="layout" svg:x1="12.283cm" svg:y1="6.332cm" svg:x2="12.283cm" svg:y2="4.921cm">
          <text:p/>
        </draw:line>
        <draw:custom-shape draw:style-name="gr8" draw:text-style-name="P5" draw:layer="layout" svg:width="2.54cm" svg:height="2.54cm" draw:transform="rotate (-1.0471975511966) translate (12.795cm 1.9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19:22:01.025756675</dc:date>
    <meta:editing-duration>PT2H1M17S</meta:editing-duration>
    <meta:editing-cycles>42</meta:editing-cycles>
    <meta:generator>LibreOffice/5.1.4.2$Linux_X86_64 LibreOffice_project/10m0$Build-2</meta:generator>
    <meta:document-statistic meta:object-count="62"/>
  </office:meta>
</office:document-meta>
</file>